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August 10, 2021 (07:50:0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0T23:50:15Z</meta:creation-date>
    <dc:date>2021-08-10T23:50:15Z</dc:date>
    <meta:user-defined meta:name="date" meta:value-type="string">August  10, 2021 (07:50:0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